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8.775cm"/>
    </style:style>
    <style:style style:name="pr7" style:family="presentation" style:parent-style-name="oranssi-subtitle">
      <style:graphic-properties draw:fill="solid" draw:fill-color="#ffffff" draw:auto-grow-height="true" fo:min-height="9.853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7" draw:text-style-name="P7" draw:layer="layout" svg:width="21.225cm" svg:height="9.853cm" svg:x="3.39cm" svg:y="6.55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trabalho fi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5</meta:editing-cycles>
    <meta:editing-duration>P59DT7H27M49S</meta:editing-duration>
    <meta:initial-creator>chico </meta:initial-creator>
    <dc:date>2018-07-11T16:08:49.123313566</dc:date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